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3]/[.M4]" office:value-type="percentage" office:value="403.680981595092" calcext:value-type="percentage">
            <text:p>4036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5:.J5])" office:value-type="float" office:value="0.263166666666667" calcext:value-type="float">
            <text:p>0.26</text:p>
          </table:table-cell>
          <table:table-cell table:style-name="ce10" table:formula="of:=[.$M$13]/[.M5]" office:value-type="percentage" office:value="41.6719442685244" calcext:value-type="percentage">
            <text:p>4167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6:.J6])" office:value-type="float" office:value="0.316666666666667" calcext:value-type="float">
            <text:p>0.32</text:p>
          </table:table-cell>
          <table:table-cell table:style-name="ce10" table:formula="of:=[.$M$13]/[.M6]" office:value-type="percentage" office:value="34.6315789473684" calcext:value-type="percentage">
            <text:p>346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Slow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7"/>
          <table:table-cell table:style-name="ce11"/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J8])" office:value-type="float" office:value="2.04333333333333" calcext:value-type="float">
            <text:p>2.04</text:p>
          </table:table-cell>
          <table:table-cell table:style-name="ce23" table:formula="of:=AVERAGE([.F8:.K8])" office:value-type="percentage" office:value="3.00833333333333" calcext:value-type="percentage">
            <text:p>30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9:.J9])" office:value-type="float" office:value="7.26666666666667" calcext:value-type="float">
            <text:p>7.27</text:p>
          </table:table-cell>
          <table:table-cell table:style-name="ce10" table:formula="of:=[.$M$13]/[.M9]" office:value-type="percentage" office:value="1.50917431192661" calcext:value-type="percentage">
            <text:p>15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0:.J10])" office:value-type="float" office:value="16.35" calcext:value-type="float">
            <text:p>16.35</text:p>
          </table:table-cell>
          <table:table-cell table:style-name="ce10" table:formula="of:=[.$M$13]/[.M10]" office:value-type="percentage" office:value="0.670744138634047" calcext:value-type="percentage">
            <text:p>67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1:.J11])" office:value-type="float" office:value="10.5" calcext:value-type="float">
            <text:p>10.50</text:p>
          </table:table-cell>
          <table:table-cell table:style-name="ce10" table:formula="of:=[.$M$13]/[.M11]" office:value-type="percentage" office:value="1.04444444444444" calcext:value-type="percentage">
            <text:p>10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J12])" office:value-type="float" office:value="10.6166666666667" calcext:value-type="float">
            <text:p>10.62</text:p>
          </table:table-cell>
          <table:table-cell table:style-name="ce10" table:formula="of:=[.$M$13]/[.M12]" office:value-type="percentage" office:value="1.03296703296703" calcext:value-type="percentage">
            <text:p>10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J13])" office:value-type="float" office:value="10.9666666666667" calcext:value-type="float">
            <text:p>10.97</text:p>
          </table:table-cell>
          <table:table-cell table:style-name="ce10" table:formula="of:=[.$M$13]/[.M13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14:.J14])" office:value-type="float" office:value="7.75" calcext:value-type="float">
            <text:p>7.75</text:p>
          </table:table-cell>
          <table:table-cell table:style-name="ce10" table:formula="of:=[.$M$13]/[.M14]" office:value-type="percentage" office:value="1.41505376344086" calcext:value-type="percentage">
            <text:p>14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5:.J15])" office:value-type="float" office:value="19.9833333333333" calcext:value-type="float">
            <text:p>19.98</text:p>
          </table:table-cell>
          <table:table-cell table:style-name="ce10" table:formula="of:=[.$M$13]/[.M15]" office:value-type="percentage" office:value="0.548790658882402" calcext:value-type="percentage">
            <text:p>55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6:.J16])" office:value-type="float" office:value="21.3833333333333" calcext:value-type="float">
            <text:p>21.38</text:p>
          </table:table-cell>
          <table:table-cell table:style-name="ce10" table:formula="of:=[.$M$13]/[.M16]" office:value-type="percentage" office:value="0.5128604832424" calcext:value-type="percentage">
            <text:p>5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7:.J17])" office:value-type="float" office:value="18.65" calcext:value-type="float">
            <text:p>18.65</text:p>
          </table:table-cell>
          <table:table-cell table:style-name="ce10" table:formula="of:=[.$M$13]/[.M17]" office:value-type="percentage" office:value="0.588025022341376" calcext:value-type="percentage">
            <text:p>59%</text:p>
          </table:table-cell>
          <table:table-cell table:number-columns-repeated="50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AMJ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5">
      <number:number number:decimal-places="1" number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0:43:15.842188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0-01-11T08:27:20</meta:creation-date>
    <dc:date>2020-11-15T20:55:01.619347132</dc:date>
    <meta:editing-duration>PT20M18S</meta:editing-duration>
    <meta:generator>LibreOffice/7.0.3.1$Linux_X86_64 LibreOffice_project/00$Build-1</meta:generator>
    <meta:document-statistic meta:table-count="1" meta:cell-count="2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